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ringar om min artikel</text:p>
      <text:p text:style-name="Standard"/>
      <text:p text:style-name="Standard">Från översikten: </text:p>
      <text:p text:style-name="Standard">First, problems with customer inability and a lack of concurrence among customers significantly impact agile development. Second, risks associated with the neglecting non-functional requirements such as security and scalability are a serious concern. </text:p>
      <text:p text:style-name="Standard"/>
      <text:p text:style-name="Standard">Agile development relies on the interaction with the customer and gathers requirements throughout the development process. In contrast, in traditional development, requirements gathering occurs primarily at the beginning of the project. </text:p>
      <text:p text:style-name="Standard"/>
      <text:p text:style-name="Standard">As the users may not be able to articulate these adequately, it is the job of the requirements analysts to ‘invent’ these requirements by working with them using techniques such as prototyping. </text:p>
      <text:p text:style-name="Standard"/>
      <text:p text:style-name="Standard">Reasurch</text:p>
      <text:p text:style-name="Standard"/>
      <text:p text:style-name="Standard">We believe that requirements analysis is a social–political process that depends largely on human actions and interactions and is influenced by many contextual factors. This phenomenon can only be understood through examining it in its settings. </text:p>
      <text:p text:style-name="Standard"/>
      <text:p text:style-name="Standard">Exempel hur kravställning används</text:p>
      <text:p text:style-name="Standard">Simple techniques such as user stories are used to define high-level requirements. These short and abstract descriptions serve mainly as anchors for future discussion. </text:p>
      <text:p text:style-name="Standard"/>
      <text:p text:style-name="Standard">The formal documentation of requirements could not eliminate the need for frequent communication as ‘everything is ambiguous, if you give me exactly what the customers want, they (the customers) are going to look at it and say, that’s neat (but) I want something different' (BankSoft)<text:span text:style-name="Emphasis">.</text:span> </text:p>
      <text:p text:style-name="Standard"/>
      <text:h text:style-name="Heading_20_4" text:outline-level="4">2. Iterative RE</text:h>
      <text:p text:style-name="Text_20_body">In agile development, requirements are not pre-defined; instead they emerge during the development process. Initially, high-level requirement analysis is carried out at the beginning of the project. At this time, the development team acquires a high-level understanding of the critical features of the application, rather than creating a detailed specification of requirements. Furthermore, these requirements are not intended to be complete or cover all the features of the system.</text:p>
      <text:p text:style-name="Standard"/>
      <text:p text:style-name="Standard">We observed at least two important differences between the traditional and agile RE in the way requirements are prioritized: (1) continual re-prioritization of requirements; and (2) criteria used in prioritization. </text:p>
      <text:p text:style-name="Standard"/>
      <text:h text:style-name="Heading_20_4" text:outline-level="4">4. Managing requirements change through constant planning</text:h>
      <text:p text:style-name="Text_20_body">A core principle in agile software development is to adapt and react quickly to changes demanded by the environment. Accommodating changes in requirements during the development process is a way of tuning the system to better satisfy customer needs. Changes are easier to implement and cost less in agile development, says a developer.</text:p>
      <text:p text:style-name="Standard"/>
      <text:p text:style-name="Standard">Problems</text:p>
      <text:h text:style-name="Heading_20_4" text:outline-level="4"><text:soft-page-break/>1. Problems with cost and schedule estimation</text:h>
      <text:p text:style-name="Text_20_body">The agile approach towards RE makes the estimation of costs and schedules more difficult than with traditional methods. The importance of accurate estimates is highlighted by the observation that different estimates in effect guide the development team to produce different products</text:p>
      <text:p text:style-name="Standard"/>
      <text:p text:style-name="Standard">However, it should be noted that the short cycle time and frequent feedback help an agile development team create better estimates for each iteration, especially after gaining experience over several cycles. </text:p>
      <text:p text:style-name="Standard"/>
      <text:h text:style-name="Heading_20_4" text:outline-level="4">3. Neglect of non-functional requirements</text:h>
      <text:p text:style-name="Text_20_body">A major concern with iterative RE in agile development is the inadequate attention given to non-functional requirements. They are often ill defined and ignored during early development cycles. Customers often focus on core functionality and ignore issues related to scalability, maintainability, portability, safety or performance. </text:p>
      <text:p text:style-name="Standard"/>
      <text:p text:style-name="Standard">When a system involves more than one customer group and each is concerned about different aspects of the system, achieving consensus or compromise within the short development cycle may be challenging. </text:p>
      <text:p text:style-name="Standard"/>
      <text:p text:style-name="Standard">We find that the establishment of trust between the customer and the developer can be very challenging in agile development. The customers may come from the traditional development background and do not understand or trust the development process that does not produce detailed requirements or design specifications. Our study finds that the customers' attitude towards the process has a major impact on the project. </text:p>
      <text:p text:style-name="Standard"/>
      <text:h text:style-name="Heading_20_3" text:outline-level="3">RE process activities in agile software development</text:h>
      <text:p text:style-name="Text_20_body"><text:a xlink:type="simple" xlink:href="http://onlinelibrary.wiley.com.proxy.mah.se/enhanced/doi/10.1111/j.1365-2575.2007.00259.x/#b39">Kotonya &amp; Sommerville (1998</text:a>) describe four sequential activities in the RE process: requirements elicitation, requirements analysis and negotiation, requirements documentation, and requirements validation. Our study shows that agile RE still includes the four activities, but these are implemented by different practices. First, agile RE activities are not sequential but are iterative and are performed during each of the several short development cycles. Second, there is no clear boundary between the four RE activities in the agile RE process. Instead, agile RE mingles all the four steps together.</text:p>
      <text:p text:style-name="Standard">Also, in the absence of a detailed design, the non-functional requirements were either typically not understood or explicitly specified at the appropriate time, or negotiated carefully to understand the trade-offs involved. </text:p>
      <text:p text:style-name="Standard"/>
      <text:p text:style-name="Standard">Some risks are either exacerbated by agile practices or the impacts are mixed, but are still tractable. For example, if the development setting is known to have its most critical risks aligned with lack of requirements existence/stability and difficulty in detecting crucial requirements, then the setting may call for the use of agile RE practices. </text:p>
      <text:p text:style-name="Standard"/>
      <text:p text:style-name="Standard">http://onlinelibrary.wiley.com.proxy.mah.se/enhanced/doi/10.1111/j.1365-2575.2007.00259.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I</meta:initial-creator>
    <meta:creation-date>2014-03-18T09:57:20.24</meta:creation-date>
    <dc:date>2014-03-19T07:54:12.96</dc:date>
    <dc:creator>A I</dc:creator>
    <meta:editing-duration>PT21H9M46S</meta:editing-duration>
    <meta:editing-cycles>2</meta:editing-cycles>
    <meta:generator>OpenOffice/4.0.1$Win32 OpenOffice.org_project/401m5$Build-9714</meta:generator>
    <meta:document-statistic meta:table-count="0" meta:image-count="0" meta:object-count="0" meta:page-count="2" meta:paragraph-count="28" meta:word-count="780" meta:character-count="5421"/>
  </office:meta>
</office:document-meta>
</file>